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6pt" officeooo:rsid="000ef46d" officeooo:paragraph-rsid="001c9007" style:font-size-asian="16pt" style:font-size-complex="16pt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6pt" officeooo:rsid="000ef46d" officeooo:paragraph-rsid="001c9007" style:font-size-asian="26pt" style:font-size-complex="26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0ef46d" officeooo:paragraph-rsid="001c9007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font-size="16pt" officeooo:rsid="000ef46d" officeooo:paragraph-rsid="001c9007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c9007" style:font-size-asian="32pt" style:font-size-complex="32pt"/>
    </style:style>
    <style:style style:name="gr1" style:family="graphic">
      <style:graphic-properties svg:stroke-color="#000000" draw:fill="none" draw:textarea-vertical-align="middle" draw:auto-grow-height="false" fo:min-height="0.94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0.942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822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orça e Sabedoria</text:span><text:tab/><text:span text:style-name="T2">Anderson Freire<text:tab/></text:span><text:span text:style-name="T3">[ 1</text:span><text:span text:style-name="T4">2</text:span><text:span text:style-name="T3"> ]</text:span></text:p>
      <text:p text:style-name="P4"><draw:custom-shape text:anchor-type="paragraph" draw:z-index="3" draw:style-name="gr2" draw:text-style-name="P5" svg:width="0.366cm" svg:height="0.941cm" svg:x="13.294cm" svg:y="1.10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3"/></text:p>
      <text:p text:style-name="P2"><draw:frame text:anchor-type="paragraph" draw:z-index="9" draw:style-name="gr4" draw:text-style-name="P7" svg:width="0.689cm" svg:height="0.451cm" svg:x="13.905cm" svg:y="0.182cm"><draw:text-box><text:p text:style-name="P6"><text:span text:style-name="T2">2x</text:span></text:p></draw:text-box></draw:frame>Oh, oh, oh, oh, oh, oh, oh</text:p>
      <text:p text:style-name="P2">Óh, meu criador</text:p>
      <text:p text:style-name="P2">Lembrei-me do Teu grande amor</text:p>
      <text:p text:style-name="P2">Ele extravasa em mim causando fervor</text:p>
      <text:p text:style-name="P2">Minha mocidade vai algum dia terminar</text:p>
      <text:p text:style-name="P2">Enquanto houver força em mim</text:p>
      <text:p text:style-name="P2">Meu amanhã será linda recordação</text:p>
      <text:p text:style-name="P2">Aprendi olhando Salomão</text:p>
      <text:p text:style-name="P2"/>
      <text:p text:style-name="P2">Te dou toda a juventude que há em mim</text:p>
      <text:p text:style-name="P2">Quero transpirar de amor</text:p>
      <text:p text:style-name="P2">Te amo, Te amo, com obras, com fé</text:p>
      <text:p text:style-name="P2">Te dou toda a juventude que há em mim</text:p>
      <text:p text:style-name="P2"><draw:custom-shape text:anchor-type="paragraph" draw:z-index="2" draw:style-name="gr2" draw:text-style-name="P5" svg:width="0.366cm" svg:height="0.941cm" svg:x="15.041cm" svg:y="0.9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Quero transpirar de amor</text:p>
      <text:p text:style-name="P2"><draw:frame text:anchor-type="paragraph" draw:z-index="6" draw:style-name="gr4" draw:text-style-name="P7" svg:width="1.403cm" svg:height="0.451cm" svg:x="15.651cm" svg:y="0.199cm"><draw:text-box><text:p text:style-name="P6"><text:span text:style-name="T2">2x Final</text:span></text:p></draw:text-box></draw:frame><draw:custom-shape text:anchor-type="paragraph" draw:z-index="1" draw:style-name="gr2" draw:text-style-name="P5" svg:width="0.366cm" svg:height="0.941cm" svg:x="13.215cm" svg:y="0.9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0" draw:style-name="gr1" draw:text-style-name="P5" svg:width="0.346cm" svg:height="0.941cm" svg:x="3.607cm" svg:y="0.933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e amo, Te amo, com obras, com fé</text:p>
      <text:p text:style-name="P2"><draw:frame text:anchor-type="paragraph" draw:z-index="7" draw:style-name="gr4" draw:text-style-name="P7" svg:width="1.403cm" svg:height="0.451cm" svg:x="13.931cm" svg:y="0.199cm"><draw:text-box><text:p text:style-name="P6"><text:span text:style-name="T2">4x Final</text:span></text:p></draw:text-box></draw:frame><draw:frame text:anchor-type="paragraph" draw:z-index="8" draw:style-name="gr4" draw:text-style-name="P7" svg:width="0.689cm" svg:height="0.451cm" svg:x="2.919cm" svg:y="0.314cm"><draw:text-box><text:p text:style-name="P6"><text:span text:style-name="T2">2x</text:span></text:p></draw:text-box></draw:frame>Oh, oh, oh, oh, oh, oh, oh</text:p>
      <text:p text:style-name="P2"/>
      <text:p text:style-name="P2"><draw:custom-shape text:anchor-type="paragraph" draw:z-index="4" draw:style-name="gr3" draw:text-style-name="P5" svg:width="0.366cm" svg:height="3.821cm" svg:x="15.147cm" svg:y="0.06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 que vale a força, a sabedoria</text:p>
      <text:p text:style-name="P2"><draw:frame text:anchor-type="paragraph" draw:z-index="5" draw:style-name="gr4" draw:text-style-name="P7" svg:width="0.689cm" svg:height="0.451cm" svg:x="15.81cm" svg:y="0.605cm"><draw:text-box><text:p text:style-name="P6"><text:span text:style-name="T2">2x</text:span></text:p></draw:text-box></draw:frame>Se o meu alvo não está em Ti</text:p>
      <text:p text:style-name="P2">De que vale a força, a sabedoria</text:p>
      <text:p text:style-name="P3">Se eu não me lançar, Senhor, pra T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3:51:16.094723834</dc:date>
    <meta:editing-duration>PT26M23S</meta:editing-duration>
    <meta:editing-cycles>18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0" meta:word-count="127" meta:character-count="608" meta:non-whitespace-character-count="501"/>
  </office:meta>
</office:document-meta>
</file>